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aree1" svg:font-family="Waree"/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"/>
    </style:style>
    <style:style style:name="P2" style:family="paragraph" style:parent-style-name="Standard">
      <style:paragraph-properties fo:text-align="center" style:justify-single-word="false"/>
      <style:text-properties style:font-name="DejaVu Serif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erif" fo:font-size="7pt" style:font-size-asian="7pt" style:font-size-complex="7pt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7pt" fo:font-weight="bold" style:font-size-asian="7pt" style:font-weight-asian="bold" style:font-size-complex="7pt" style:font-weight-complex="bold"/>
    </style:style>
    <style:style style:name="P6" style:family="paragraph" style:parent-style-name="Standard">
      <style:paragraph-properties fo:margin-top="0.101cm" fo:margin-bottom="0cm" fo:text-align="center" style:justify-single-word="false"/>
      <style:text-properties style:font-name="DejaVu Serif"/>
    </style:style>
    <style:style style:name="P7" style:family="paragraph" style:parent-style-name="Standard">
      <style:paragraph-properties fo:margin-top="0.101cm" fo:margin-bottom="0cm" fo:text-align="center" style:justify-single-word="false"/>
      <style:text-properties style:font-name="DejaVu Serif" fo:font-size="8pt" style:font-size-asian="8pt" style:font-size-complex="8pt"/>
    </style:style>
    <style:style style:name="P8" style:family="paragraph" style:parent-style-name="Standard">
      <style:paragraph-properties fo:margin-top="0.101cm" fo:margin-bottom="0cm" fo:text-align="center" style:justify-single-word="false"/>
      <style:text-properties style:font-name="DejaVu Serif" fo:font-size="10pt" style:font-size-asian="10pt" style:font-size-complex="10pt"/>
    </style:style>
    <style:style style:name="P9" style:family="paragraph" style:parent-style-name="Standard">
      <style:paragraph-properties fo:margin-top="0.101cm" fo:margin-bottom="0cm" fo:text-align="center" style:justify-single-word="false"/>
      <style:text-properties style:font-name="DejaVu Sans Mono" fo:font-size="8pt" style:font-size-asian="8pt" style:font-size-complex="8pt"/>
    </style:style>
    <style:style style:name="P10" style:family="paragraph" style:parent-style-name="Standard">
      <style:paragraph-properties fo:margin-top="0.101cm" fo:margin-bottom="0cm" fo:text-align="center" style:justify-single-word="false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size-asian="10pt"/>
    </style:style>
    <style:style style:name="T4" style:family="text">
      <style:text-properties style:font-size-complex="10pt"/>
    </style:style>
    <style:style style:name="T5" style:family="text">
      <style:text-properties fo:font-size="12pt" style:font-size-asian="10pt" style:font-size-complex="10pt"/>
    </style:style>
    <style:style style:name="T6" style:family="text">
      <style:text-properties style:font-name="DejaVu Serif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Tutorial de</text:p>
      <text:p text:style-name="P2"/>
      <text:p text:style-name="P2"/>
      <text:p text:style-name="P3">Python</text:p>
      <text:p text:style-name="P1"/>
      <text:p text:style-name="P1"/>
      <text:p text:style-name="P6"/>
      <text:p text:style-name="P6"/>
      <text:p text:style-name="P6"/>
      <text:p text:style-name="P7">Autor original: Guido van Rossum</text:p>
      <text:p text:style-name="P7">Editor original: Fred L. Drake, Jr.</text:p>
      <text:p text:style-name="P6"/>
      <text:p text:style-name="P6"/>
      <text:p text:style-name="P8"/>
      <text:p text:style-name="P8">Este material fue traducido por voluntarios del </text:p>
      <text:p text:style-name="P8">grupo <text:s/>de usuarios de Python de Argentina. <text:s/></text:p>
      <text:p text:style-name="P8">Una versión actualizada de este Tutorial </text:p>
      <text:p text:style-name="P8">puede encontrarse en:</text:p>
      <text:p text:style-name="P8"/>
      <text:p text:style-name="P9">http://python.org.ar/pyar/Tutorial</text:p>
      <text:p text:style-name="P6"/>
      <text:p text:style-name="P6"/>
      <text:p text:style-name="P6"/>
      <text:p text:style-name="P6"/>
      <text:p text:style-name="P5">Copyright © Python Software Foundation</text:p>
      <text:p text:style-name="P4">Esta documentación está cubierta por la Licencia PSF para Python 2.6.2, que basicamente permite que use, copies, modifiques y distribuyas este contenido. Para un mayor detalle: <text:a xlink:type="simple" xlink:href="http://www.python.org/doc/2.6.2/copyright.html">http://www.python.org/doc/2.6.2/copyright.html</text:a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aree1" svg:font-family="Waree"/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Waree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Ware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Waree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Waree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Waree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2cm" fo:margin-bottom="0.87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acundo Batista</meta:initial-creator>
    <meta:creation-date>2009-08-15T12:52:39</meta:creation-date>
    <dc:date>2009-08-15T13:32:58</dc:date>
    <dc:creator>Facundo Batista</dc:creator>
    <meta:editing-duration>PT00H24M27S</meta:editing-duration>
    <meta:editing-cycles>2</meta:editing-cycles>
    <meta:generator>OpenOffice.org/3.1$Linux OpenOffice.org_project/310m11$Build-9399</meta:generator>
    <meta:document-statistic meta:table-count="0" meta:image-count="0" meta:object-count="0" meta:page-count="2" meta:paragraph-count="11" meta:word-count="70" meta:character-count="534"/>
  </office:meta>
</office:document-meta>
</file>